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1" style:family="table">
      <style:table-properties style:width="10.1271in" fo:margin-left="-0.0167in" table:align="left"/>
    </style:style>
    <style:style style:name="Tabel1.A" style:family="table-column">
      <style:table-column-properties style:column-width="0.5104in"/>
    </style:style>
    <style:style style:name="Tabel1.B" style:family="table-column">
      <style:table-column-properties style:column-width="1.9271in"/>
    </style:style>
    <style:style style:name="Tabel1.D" style:family="table-column">
      <style:table-column-properties style:column-width="1.9167in"/>
    </style:style>
    <style:style style:name="Tabel1.F" style:family="table-column">
      <style:table-column-properties style:column-width="1.9188in"/>
    </style:style>
    <style:style style:name="Tabel1.1" style:family="table-row">
      <style:table-row-properties style:min-row-height="0.2604in"/>
    </style:style>
    <style:style style:name="Tabel1.A1" style:family="table-cell">
      <style:table-cell-properties fo:padding="0.0382in" fo:border-left="0.05pt solid #000000" fo:border-right="none" fo:border-top="0.05pt solid #000000" fo:border-bottom="0.05pt solid #000000"/>
    </style:style>
    <style:style style:name="Tabel1.F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F2" style:family="table-cell">
      <style:table-cell-properties fo:padding="0.0382in" fo:border-left="0.05pt solid #000000" fo:border-right="0.05pt solid #000000" fo:border-top="none" fo:border-bottom="0.05pt solid #000000"/>
    </style:style>
    <style:style style:name="Tabel2" style:family="table">
      <style:table-properties style:width="10.1271in" fo:margin-left="-0.0167in" table:align="left"/>
    </style:style>
    <style:style style:name="Tabel2.A" style:family="table-column">
      <style:table-column-properties style:column-width="0.5104in"/>
    </style:style>
    <style:style style:name="Tabel2.B" style:family="table-column">
      <style:table-column-properties style:column-width="1.9271in"/>
    </style:style>
    <style:style style:name="Tabel2.D" style:family="table-column">
      <style:table-column-properties style:column-width="1.9167in"/>
    </style:style>
    <style:style style:name="Tabel2.F" style:family="table-column">
      <style:table-column-properties style:column-width="1.9188in"/>
    </style:style>
    <style:style style:name="Tabel2.A1" style:family="table-cell">
      <style:table-cell-properties fo:padding="0.0382in" fo:border-left="0.05pt solid #000000" fo:border-right="none" fo:border-top="0.05pt solid #000000" fo:border-bottom="0.05pt solid #000000"/>
    </style:style>
    <style:style style:name="Tabel2.F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7266c" officeooo:paragraph-rsid="0017266c"/>
    </style:style>
    <style:style style:name="P2" style:family="paragraph" style:parent-style-name="Table_20_Contents">
      <style:text-properties officeooo:rsid="0017266c" officeooo:paragraph-rsid="002d91ab"/>
    </style:style>
    <style:style style:name="P3" style:family="paragraph" style:parent-style-name="Table_20_Contents">
      <style:text-properties fo:font-size="10pt" style:font-size-asian="10pt" style:font-size-complex="10pt"/>
    </style:style>
    <style:style style:name="P4" style:family="paragraph" style:parent-style-name="Table_20_Contents">
      <style:text-properties fo:font-size="10pt" officeooo:rsid="0017266c" officeooo:paragraph-rsid="0017266c" style:font-size-asian="10pt" style:font-size-complex="10pt"/>
    </style:style>
    <style:style style:name="P5" style:family="paragraph" style:parent-style-name="Table_20_Contents">
      <style:text-properties fo:font-size="10pt" officeooo:rsid="00181924" officeooo:paragraph-rsid="00181924" style:font-size-asian="10pt" style:font-size-complex="10pt"/>
    </style:style>
    <style:style style:name="P6" style:family="paragraph" style:parent-style-name="Table_20_Contents">
      <style:text-properties fo:font-size="10pt" officeooo:rsid="001a0ad0" officeooo:paragraph-rsid="001a0ad0" style:font-size-asian="10pt" style:font-size-complex="10pt"/>
    </style:style>
    <style:style style:name="P7" style:family="paragraph" style:parent-style-name="Table_20_Contents">
      <style:text-properties fo:font-size="10pt" officeooo:rsid="001c8efb" officeooo:paragraph-rsid="001c8efb" style:font-size-asian="10pt" style:font-size-complex="10pt"/>
    </style:style>
    <style:style style:name="P8" style:family="paragraph" style:parent-style-name="Table_20_Contents">
      <style:text-properties fo:font-size="10pt" officeooo:rsid="001e5af6" officeooo:paragraph-rsid="001e5af6" style:font-size-asian="10pt" style:font-size-complex="10pt"/>
    </style:style>
    <style:style style:name="P9" style:family="paragraph" style:parent-style-name="Table_20_Contents">
      <style:text-properties fo:font-size="10pt" officeooo:rsid="001e5af6" officeooo:paragraph-rsid="001f5704" style:font-size-asian="10pt" style:font-size-complex="10pt"/>
    </style:style>
    <style:style style:name="P10" style:family="paragraph" style:parent-style-name="Table_20_Contents">
      <style:text-properties fo:font-size="10pt" officeooo:rsid="001f5704" officeooo:paragraph-rsid="001f5704" style:font-size-asian="10pt" style:font-size-complex="10pt"/>
    </style:style>
    <style:style style:name="P11" style:family="paragraph" style:parent-style-name="Table_20_Contents">
      <style:text-properties fo:font-size="10pt" officeooo:rsid="002396e6" officeooo:paragraph-rsid="002396e6" style:font-size-asian="10pt" style:font-size-complex="10pt"/>
    </style:style>
    <style:style style:name="P12" style:family="paragraph" style:parent-style-name="Table_20_Contents">
      <style:text-properties fo:font-size="10pt" officeooo:rsid="0023d8d0" officeooo:paragraph-rsid="0023d8d0" style:font-size-asian="10pt" style:font-size-complex="10pt"/>
    </style:style>
    <style:style style:name="P13" style:family="paragraph" style:parent-style-name="Table_20_Contents">
      <style:text-properties fo:font-size="10pt" officeooo:rsid="0028ee6b" officeooo:paragraph-rsid="0028ee6b" style:font-size-asian="10pt" style:font-size-complex="10pt"/>
    </style:style>
    <style:style style:name="P14" style:family="paragraph" style:parent-style-name="Table_20_Contents">
      <style:text-properties fo:font-size="10pt" officeooo:rsid="0028ee6b" officeooo:paragraph-rsid="002d91ab" style:font-size-asian="10pt" style:font-size-complex="10pt"/>
    </style:style>
    <style:style style:name="P15" style:family="paragraph" style:parent-style-name="Table_20_Contents">
      <style:text-properties fo:font-size="10pt" officeooo:rsid="002933f8" officeooo:paragraph-rsid="002933f8" style:font-size-asian="10pt" style:font-size-complex="10pt"/>
    </style:style>
    <style:style style:name="P16" style:family="paragraph" style:parent-style-name="Table_20_Contents">
      <style:text-properties fo:font-size="10pt" officeooo:rsid="002a1922" officeooo:paragraph-rsid="002a1922" style:font-size-asian="10pt" style:font-size-complex="10pt"/>
    </style:style>
    <style:style style:name="P17" style:family="paragraph" style:parent-style-name="Table_20_Contents">
      <style:text-properties fo:font-size="10pt" officeooo:rsid="002a1922" officeooo:paragraph-rsid="002d91ab" style:font-size-asian="10pt" style:font-size-complex="10pt"/>
    </style:style>
    <style:style style:name="P18" style:family="paragraph" style:parent-style-name="Table_20_Contents">
      <style:text-properties fo:font-size="10pt" officeooo:rsid="002749d1" officeooo:paragraph-rsid="002749d1" style:font-size-asian="10pt" style:font-size-complex="10pt"/>
    </style:style>
    <style:style style:name="P19" style:family="paragraph" style:parent-style-name="Table_20_Contents">
      <style:text-properties fo:font-size="10pt" officeooo:rsid="00266b97" officeooo:paragraph-rsid="00266b97" style:font-size-asian="10pt" style:font-size-complex="10pt"/>
    </style:style>
    <style:style style:name="P20" style:family="paragraph" style:parent-style-name="Table_20_Contents">
      <style:text-properties fo:font-size="10pt" officeooo:paragraph-rsid="002d91ab" style:font-size-asian="10pt" style:font-size-complex="10pt"/>
    </style:style>
    <style:style style:name="P21" style:family="paragraph" style:parent-style-name="Table_20_Contents">
      <style:text-properties fo:font-size="10pt" officeooo:rsid="002d91ab" officeooo:paragraph-rsid="002d91ab" style:font-size-asian="10pt" style:font-size-complex="10pt"/>
    </style:style>
    <style:style style:name="P22" style:family="paragraph" style:parent-style-name="Table_20_Contents">
      <style:text-properties fo:font-size="10pt" officeooo:rsid="002d91ab" officeooo:paragraph-rsid="002fb06e" style:font-size-asian="10pt" style:font-size-complex="10pt"/>
    </style:style>
    <style:style style:name="P23" style:family="paragraph" style:parent-style-name="Table_20_Contents">
      <style:text-properties fo:font-size="10pt" officeooo:rsid="002e0512" officeooo:paragraph-rsid="002e0512" style:font-size-asian="10pt" style:font-size-complex="10pt"/>
    </style:style>
    <style:style style:name="P24" style:family="paragraph" style:parent-style-name="Table_20_Contents">
      <style:text-properties fo:font-size="10pt" officeooo:rsid="002f0522" officeooo:paragraph-rsid="002f0522" style:font-size-asian="10pt" style:font-size-complex="10pt"/>
    </style:style>
    <style:style style:name="P25" style:family="paragraph" style:parent-style-name="Table_20_Contents">
      <style:text-properties fo:font-size="10pt" officeooo:rsid="002f0522" officeooo:paragraph-rsid="002fb06e" style:font-size-asian="10pt" style:font-size-complex="10pt"/>
    </style:style>
    <style:style style:name="P26" style:family="paragraph" style:parent-style-name="Table_20_Contents">
      <style:text-properties fo:font-size="10pt" officeooo:rsid="002fb06e" officeooo:paragraph-rsid="002fb06e" style:font-size-asian="10pt" style:font-size-complex="10pt"/>
    </style:style>
    <style:style style:name="P27" style:family="paragraph" style:parent-style-name="Table_20_Contents">
      <style:text-properties officeooo:paragraph-rsid="002d91ab"/>
    </style:style>
    <style:style style:name="P28" style:family="paragraph" style:parent-style-name="Standard">
      <style:text-properties officeooo:paragraph-rsid="002d91ab"/>
    </style:style>
    <style:style style:name="P29" style:family="paragraph" style:parent-style-name="Standard">
      <style:text-properties fo:font-size="10pt" officeooo:rsid="002f0522" officeooo:paragraph-rsid="002f0522" style:font-size-asian="10pt" style:font-size-complex="10pt"/>
    </style:style>
    <style:style style:name="P30" style:family="paragraph" style:parent-style-name="Standard">
      <style:text-properties fo:font-size="10pt" officeooo:rsid="002f0522" officeooo:paragraph-rsid="002fb06e" style:font-size-asian="10pt" style:font-size-complex="10pt"/>
    </style:style>
    <style:style style:name="P31" style:family="paragraph" style:parent-style-name="Standard">
      <style:paragraph-properties fo:break-before="page"/>
    </style:style>
    <style:style style:name="P32" style:family="paragraph" style:parent-style-name="Standard">
      <style:text-properties fo:font-size="10pt" officeooo:rsid="002fb06e" officeooo:paragraph-rsid="002fb06e" style:font-size-asian="10pt" style:font-size-complex="10pt"/>
    </style:style>
    <style:style style:name="P33" style:family="paragraph" style:parent-style-name="Table_20_Contents">
      <style:text-properties fo:font-size="10pt" officeooo:rsid="002fb06e" officeooo:paragraph-rsid="002fb06e" style:font-size-asian="10pt" style:font-size-complex="10pt"/>
    </style:style>
    <style:style style:name="P34" style:family="paragraph" style:parent-style-name="Table_20_Contents">
      <style:text-properties fo:font-size="10pt" officeooo:rsid="002e0512" officeooo:paragraph-rsid="002d91ab" style:font-size-asian="10pt" style:font-size-complex="10pt"/>
    </style:style>
    <style:style style:name="P35" style:family="paragraph" style:parent-style-name="Table_20_Contents">
      <style:text-properties fo:font-size="10pt" officeooo:rsid="002f0522" officeooo:paragraph-rsid="002f0522" style:font-size-asian="10pt" style:font-size-complex="10pt"/>
    </style:style>
    <style:style style:name="P36" style:family="paragraph" style:parent-style-name="Table_20_Contents">
      <style:text-properties style:font-name="Courier New" fo:font-size="10pt" officeooo:rsid="002f0522" officeooo:paragraph-rsid="002f0522" style:font-size-asian="10pt" style:font-size-complex="10pt"/>
    </style:style>
    <style:style style:name="T1" style:family="text">
      <style:text-properties officeooo:rsid="00181924"/>
    </style:style>
    <style:style style:name="T2" style:family="text">
      <style:text-properties fo:font-size="10pt" style:font-size-asian="10pt" style:font-size-complex="10pt"/>
    </style:style>
    <style:style style:name="T3" style:family="text">
      <style:text-properties officeooo:rsid="001a0ad0"/>
    </style:style>
    <style:style style:name="T4" style:family="text">
      <style:text-properties officeooo:rsid="0022db4f"/>
    </style:style>
    <style:style style:name="T5" style:family="text">
      <style:text-properties officeooo:rsid="00266b97"/>
    </style:style>
    <style:style style:name="T6" style:family="text">
      <style:text-properties officeooo:rsid="002749d1"/>
    </style:style>
    <style:style style:name="T7" style:family="text">
      <style:text-properties officeooo:rsid="002a1922"/>
    </style:style>
    <style:style style:name="T8" style:family="text">
      <style:text-properties officeooo:rsid="002b611e"/>
    </style:style>
    <style:style style:name="T9" style:family="text">
      <style:text-properties officeooo:rsid="002e0512"/>
    </style:style>
    <style:style style:name="T10" style:family="text">
      <style:text-properties officeooo:rsid="002fb06e"/>
    </style:style>
    <style:style style:name="T11" style:family="text">
      <style:text-properties officeooo:rsid="003105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number-columns-repeated="2"/>
        <table:table-column table:style-name="Tabel1.D"/>
        <table:table-column table:style-name="Tabel1.B"/>
        <table:table-column table:style-name="Tabel1.F"/>
        <table:table-row table:style-name="Tabel1.1">
          <table:table-cell table:style-name="Tabel1.A1" office:value-type="string">
            <text:p text:style-name="P1">Fase:</text:p>
          </table:table-cell>
          <table:table-cell table:style-name="Tabel1.A1"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office:value-type="string">
            <text:p text:style-name="P4">1</text:p>
          </table:table-cell>
          <table:table-cell table:style-name="Tabel1.A2" office:value-type="string">
            <text:p text:style-name="P4">@xml:lang ikke korrekt angivet</text:p>
          </table:table-cell>
          <table:table-cell table:style-name="Tabel1.A2" office:value-type="string">
            <text:p text:style-name="P4">I export funktionen er tilføjet en liste af mulige sprog som kan anvendes ved projekt-eksport.</text:p>
            <text:p text:style-name="P4"/>
            <text:p text:style-name="P4">Det er desuden IKKE længere muligt at eksportere et projekt uden at angive et sprog.</text:p>
          </table:table-cell>
          <table:table-cell table:style-name="Tabel1.A2" office:value-type="string">
            <text:p text:style-name="P4">Alle @xml:lang havde “en” som attribut uanset indholdet.</text:p>
          </table:table-cell>
          <table:table-cell table:style-name="Tabel1.A2" office:value-type="string">
            <text:p text:style-name="P4">Alle @xml:lang vil have det angivne sprog fra exporten.</text:p>
          </table:table-cell>
          <table:table-cell table:style-name="Tabel1.F2" office:value-type="string">
            <text:p text:style-name="P1"><text:span text:style-name="T2">De sprog man kan vælge mellem er angive i form af </text:span><text:a xlink:type="simple" xlink:href="http://tools.ietf.org/html/rfc5646"><text:span text:style-name="T2">rfc5646</text:span></text:a><text:span text:style-name="T2"> standarden, hvor vi kun benytter ISO639-1 og ISO639-2 formatteringerne. Dvs der er ingen lokations information i sprogene.</text:span></text:p>
            <text:p text:style-name="P4"/>
            <text:p text:style-name="P4"><text:span text:style-name="T1">Fx</text:span>:</text:p>
            <text:p text:style-name="P5">en, men ikke en-US (el. en-UK)</text:p>
          </table:table-cell>
        </table:table-row>
        <table:table-row>
          <table:table-cell table:style-name="Tabel1.A2" office:value-type="string">
            <text:p text:style-name="P5">1</text:p>
          </table:table-cell>
          <table:table-cell table:style-name="Tabel1.A2" office:value-type="string">
            <text:p text:style-name="P5">Agency kan være tomt</text:p>
          </table:table-cell>
          <table:table-cell table:style-name="Tabel1.A2" office:value-type="string">
            <text:p text:style-name="P5">I forbindelse med eksporten vil <text:span text:style-name="T3">det ikke længere være muligt at eksportere et projekt hvis Agency IKKE er angivet.</text:span></text:p>
          </table:table-cell>
          <table:table-cell table:style-name="Tabel1.A2" office:value-type="string">
            <text:p text:style-name="P6">Alle IdentifyingAgency og @agency kunne være tomme hvis det ikke var udfyldt i et EpiData projekt.</text:p>
          </table:table-cell>
          <table:table-cell table:style-name="Tabel1.A2" office:value-type="string">
            <text:p text:style-name="P6">Alle IdentifyingAgency og @agency vil ikke længere være tomme.</text:p>
          </table:table-cell>
          <table:table-cell table:style-name="Tabel1.F2" office:value-type="string">
            <text:p text:style-name="P3"/>
          </table:table-cell>
        </table:table-row>
        <table:table-row>
          <table:table-cell table:style-name="Tabel1.A2" office:value-type="string">
            <text:p text:style-name="P7">1</text:p>
          </table:table-cell>
          <table:table-cell table:style-name="Tabel1.A2" office:value-type="string">
            <text:p text:style-name="P7">CSV delimited data fil</text:p>
          </table:table-cell>
          <table:table-cell table:style-name="Tabel1.A2" office:value-type="string">
            <text:p text:style-name="P7">I export funktionen er tilføjet en række valgmuligheder for hvorledes csv datafilen skal formatteres.</text:p>
            <text:p text:style-name="P7"/>
            <text:p text:style-name="P7">Der udarbejdes et notat om hvordan disse indstilliger bør være for at overholde DDA standarden.</text:p>
          </table:table-cell>
          <table:table-cell table:style-name="Tabel1.A2" office:value-type="string">
            <text:p text:style-name="P7">Den eksporterede data fil var formatteret i et fixed format med et fast valg af delimiters/seperatorer.</text:p>
          </table:table-cell>
          <table:table-cell table:style-name="Tabel1.A2" office:value-type="string">
            <text:p text:style-name="P7">Den eksporterede CSV fil vil være i et “frit” format, tilpasset efter brugerens valg i eksportfunktionen.</text:p>
            <text:p text:style-name="P7">De tilhørende elementer i DDI XML'en er tilpasset således at de også afspejler brugerens valg.</text:p>
          </table:table-cell>
          <table:table-cell table:style-name="Tabel1.F2" office:value-type="string">
            <text:p text:style-name="P11">Den tilsendte specifikation fra DDA vedr. CSV formatet overholdes.</text:p>
          </table:table-cell>
        </table:table-row>
        <table:table-row>
          <table:table-cell table:style-name="Tabel1.A2" office:value-type="string">
            <text:p text:style-name="P8">1</text:p>
          </table:table-cell>
          <table:table-cell table:style-name="Tabel1.A2" office:value-type="string">
            <text:p text:style-name="P8">QuestionItem &gt; QuestionText</text:p>
          </table:table-cell>
          <table:table-cell table:style-name="Tabel1.A2" office:value-type="string">
            <text:p text:style-name="P8">Ingen ændringer</text:p>
          </table:table-cell>
          <table:table-cell table:style-name="Tabel1.A2" office:value-type="string">
            <text:p text:style-name="P8">@xml:lang var angivet på QI/QT/LT/Text</text:p>
          </table:table-cell>
          <table:table-cell table:style-name="Tabel1.A2" office:value-type="string">
            <text:p text:style-name="P8">@xml:lang er flyttet til QI/QuestionText</text:p>
          </table:table-cell>
          <table:table-cell table:style-name="Tabel1.F2" office:value-type="string">
            <text:p text:style-name="P3"/>
          </table:table-cell>
        </table:table-row>
        <table:table-row>
          <table:table-cell table:style-name="Tabel1.A2" office:value-type="string">
            <text:p text:style-name="P8">1</text:p>
          </table:table-cell>
          <table:table-cell table:style-name="Tabel1.A2" office:value-type="string">
            <text:p text:style-name="P8">VersionResponsibility, VersionRationale</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F2" office:value-type="string">
            <text:p text:style-name="P8">Var beskrevet som “Mangler en del steder”, men er efter samråd med Henrik Sejersen <text:span text:style-name="T4">b</text:span>levet enige om at disse tags alligevel udelades af DDI XML.</text:p>
          </table:table-cell>
        </table:table-row>
        <table:table-row>
          <table:table-cell table:style-name="Tabel1.A2" office:value-type="string">
            <text:p text:style-name="P10">1</text:p>
          </table:table-cell>
          <table:table-cell table:style-name="Tabel1.A2" office:value-type="string">
            <text:p text:style-name="P10">ResponseDomain</text:p>
          </table:table-cell>
          <table:table-cell table:style-name="Tabel1.A2" office:value-type="string">
            <text:p text:style-name="P9">Ingen ændringer</text:p>
          </table:table-cell>
          <table:table-cell table:style-name="Tabel1.A2" office:value-type="string">
            <text:p text:style-name="P9">Ingen ændringer</text:p>
          </table:table-cell>
          <table:table-cell table:style-name="Tabel1.A2" office:value-type="string">
            <text:p text:style-name="P9">Ingen ændringer</text:p>
          </table:table-cell>
          <table:table-cell table:style-name="Tabel1.F2" office:value-type="string">
            <text:p text:style-name="P10">Er aftalt at opgaven løses sammen med resterende missing specifikation i fase 2.</text:p>
          </table:table-cell>
        </table:table-row>
        <table:table-row>
          <table:table-cell table:style-name="Tabel1.A2" office:value-type="string">
            <text:p text:style-name="P12">1</text:p>
          </table:table-cell>
          <table:table-cell table:style-name="Tabel1.A2" office:value-type="string">
            <text:p text:style-name="P12">@translatable,</text:p>
            <text:p text:style-name="P12">@translated</text:p>
          </table:table-cell>
          <table:table-cell table:style-name="Tabel1.A2" office:value-type="string">
            <text:p text:style-name="P12">Ingen ændringer</text:p>
          </table:table-cell>
          <table:table-cell table:style-name="Tabel1.A2" office:value-type="string">
            <text:p text:style-name="P12">Alle “InternationStringType” tags var tomme.</text:p>
          </table:table-cell>
          <table:table-cell table:style-name="Tabel1.A2" office:value-type="string">
            <text:p text:style-name="P12">Alle relevante elementer har fået tilføjet hhv. @translatable og @translated</text:p>
          </table:table-cell>
          <table:table-cell table:style-name="Tabel1.F2" office:value-type="string">
            <text:p text:style-name="P3"/>
          </table:table-cell>
        </table:table-row>
        <text:soft-page-break/>
        <table:table-row>
          <table:table-cell table:style-name="Tabel1.A2" office:value-type="string">
            <text:p text:style-name="P1">Fase:</text:p>
          </table:table-cell>
          <table:table-cell table:style-name="Tabel1.A2"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table:number-rows-spanned="2" office:value-type="string">
            <text:p text:style-name="P19">2</text:p>
          </table:table-cell>
          <table:table-cell table:style-name="Tabel1.A2" table:number-rows-spanned="2" office:value-type="string">
            <text:p text:style-name="P3">Variable/Representation</text:p>
            <text:p text:style-name="P3">QuestionItem/ResponseDomain:</text:p>
            <text:p text:style-name="P3"/>
            <text:p text:style-name="P3">“<text:span text:style-name="T5">missingValue” / “system missing”</text:span></text:p>
          </table:table-cell>
          <table:table-cell table:style-name="Tabel1.A2" office:value-type="string">
            <text:p text:style-name="P19">Der er i EpiData Manager udarbejdet et raport værktøj, der kan detektere forskellige problemer i datasettet.</text:p>
            <text:p text:style-name="P19">Herunder bl.a. data komplet<text:span text:style-name="T6">hed</text:span>, dvs. om der findes system missing (aka. Blank).</text:p>
          </table:table-cell>
          <table:table-cell table:style-name="Tabel1.A2" office:value-type="string">
            <text:p text:style-name="P18">@blankIsMissingValue=true var angivet som fast attribut på alle &lt;Variable/ReponseDomain&gt;.</text:p>
          </table:table-cell>
          <table:table-cell table:style-name="Tabel1.A2" office:value-type="string">
            <text:p text:style-name="P13">@blankismissingvalue bliver nu tilføjet til dato og string variabler.</text:p>
            <text:p text:style-name="P13">Eller – der laves et check på en variable under exporten som checker om der faktisk findes system missing (blank). Hvis ja, så tilføjes attributten.</text:p>
          </table:table-cell>
          <table:table-cell table:style-name="Tabel1.F2" office:value-type="string">
            <text:p text:style-name="P3"/>
          </table:table-cell>
        </table:table-row>
        <table:table-row>
          <table:covered-table-cell/>
          <table:covered-table-cell/>
          <table:table-cell table:style-name="Tabel1.A2" office:value-type="string">
            <text:p text:style-name="P13">Der er i tilføjet et rekodnings “tool” på feltniveau, således at det er muligt på en hurtigt og nem måde at rekode systemmissing til en faktisk værdi.</text:p>
          </table:table-cell>
          <table:table-cell table:style-name="Tabel1.A2" office:value-type="string">
            <text:p text:style-name="P13">Ingen ændringer</text:p>
          </table:table-cell>
          <table:table-cell table:style-name="Tabel1.A2" office:value-type="string">
            <text:p text:style-name="P13">Ingen ændringer</text:p>
          </table:table-cell>
          <table:table-cell table:style-name="Tabel1.F2" office:value-type="string">
            <text:p text:style-name="P13">Ved ændring af værdier i EpiData Manager som følge af rekodning, blier der IKKE checket om den nye værdi overholder angivne begrænsninger (dvs. Om det passer med en value label, er inden for gyldig afgrænsning, osv.)</text:p>
          </table:table-cell>
        </table:table-row>
        <table:table-row>
          <table:table-cell table:style-name="Tabel1.A2" office:value-type="string">
            <text:p text:style-name="P15">2</text:p>
          </table:table-cell>
          <table:table-cell table:style-name="Tabel1.A2" office:value-type="string">
            <text:p text:style-name="P15">CodeScheme <text:span text:style-name="T7">+ CatagoryScheme</text:span></text:p>
          </table:table-cell>
          <table:table-cell table:style-name="Tabel1.A2" office:value-type="string">
            <text:p text:style-name="P16">I forbindelse med exporten er der indført et valg hvor man kan inkludere/exkludere værdier i Value Labels der i EpiData er markeret som missing.</text:p>
          </table:table-cell>
          <table:table-cell table:style-name="Tabel1.A2" office:value-type="string">
            <text:p text:style-name="P16">Alle Value Labels blev eksporteret i HHV CodeScheme og Catagoryscheme.</text:p>
          </table:table-cell>
          <table:table-cell table:style-name="Tabel1.A2" office:value-type="string">
            <text:p text:style-name="P16">Ved aktivt fravalg, vil værdier markeret som missing, IKKE blive tilføjet i Codescheme og Catagoryscheme, men alene indført som missing værdier på Variable.</text:p>
          </table:table-cell>
          <table:table-cell table:style-name="Tabel1.F2" office:value-type="string">
            <text:p text:style-name="P3"/>
          </table:table-cell>
        </table:table-row>
        <table:table-row>
          <table:table-cell table:style-name="Tabel1.A2" office:value-type="string">
            <text:p text:style-name="P16">2</text:p>
          </table:table-cell>
          <table:table-cell table:style-name="Tabel1.A2" office:value-type="string">
            <text:p text:style-name="P16">Filter information</text:p>
          </table:table-cell>
          <table:table-cell table:style-name="Tabel1.A2" office:value-type="string">
            <text:p text:style-name="P16">I forbindelse med exporten er der indført et valg om filter informationen skal skrives i hhv. <text:span text:style-name="T8">&lt;</text:span>UserID<text:span text:style-name="T8">&gt;</text:span> eller <text:span text:style-name="T8">&lt;</text:span>Description<text:span text:style-name="T8">&gt;</text:span> på Variable tagget.</text:p>
          </table:table-cell>
          <table:table-cell table:style-name="Tabel1.A2" office:value-type="string">
            <text:p text:style-name="P16">Ingen filter information blev tilskrevet i exporten.</text:p>
          </table:table-cell>
          <table:table-cell table:style-name="Tabel1.A2" office:value-type="string">
            <text:p text:style-name="P16">Der skrive<text:span text:style-name="T8">s</text:span> på variable niveau en information om hvilke andre variabler der kan have virket som filter på de<text:span text:style-name="T8">nne variabel</text:span>.</text:p>
          </table:table-cell>
          <table:table-cell table:style-name="Tabel1.F2" office:value-type="string">
            <text:p text:style-name="P3"/>
          </table:table-cell>
        </table:table-row>
      </table:table>
      <text:p text:style-name="Standard"/>
      <text:p text:style-name="P31"/>
      <table:table table:name="Tabel2" table:style-name="Tabel2">
        <table:table-column table:style-name="Tabel2.A"/>
        <table:table-column table:style-name="Tabel2.B" table:number-columns-repeated="2"/>
        <table:table-column table:style-name="Tabel2.D"/>
        <table:table-column table:style-name="Tabel2.B"/>
        <table:table-column table:style-name="Tabel2.F"/>
        <table:table-row>
          <table:table-cell table:style-name="Tabel2.A1" office:value-type="string">
            <text:p text:style-name="P2">Fase:</text:p>
          </table:table-cell>
          <table:table-cell table:style-name="Tabel2.A1" office:value-type="string">
            <text:p text:style-name="P2">Opgave:</text:p>
          </table:table-cell>
          <table:table-cell table:style-name="Tabel2.A1" office:value-type="string">
            <text:p text:style-name="P27">EpiData ændring:</text:p>
          </table:table-cell>
          <table:table-cell table:style-name="Tabel2.A1" office:value-type="string">
            <text:p text:style-name="P27">Original DDI:</text:p>
          </table:table-cell>
          <table:table-cell table:style-name="Tabel2.A1" office:value-type="string">
            <text:p text:style-name="P27">DDI Ændring:</text:p>
          </table:table-cell>
          <table:table-cell table:style-name="Tabel2.F1" office:value-type="string">
            <text:p text:style-name="P2">Noter:</text:p>
          </table:table-cell>
        </table:table-row>
        <table:table-row>
          <table:table-cell table:style-name="Tabel2.A2" office:value-type="string">
            <text:p text:style-name="P21">3</text:p>
          </table:table-cell>
          <table:table-cell table:style-name="Tabel2.A2" office:value-type="string">
            <text:p text:style-name="P26">Opg 1:</text:p>
            <text:p text:style-name="P22">Ny mapning af &lt;Note&gt;x3 på &lt;StudyUnit&gt; til &lt;DCElements&gt;</text:p>
          </table:table-cell>
          <table:table-cell table:style-name="Tabel2.A2" office:value-type="string">
            <text:p text:style-name="P21">Information i EpiData projekter <text:span text:style-name="T9">vedr:</text:span></text:p>
            <text:p text:style-name="P34">- Bruger bestem version id</text:p>
            <text:p text:style-name="P34">- Citationer</text:p>
            <text:p text:style-name="P34">- Funding</text:p>
            <text:p text:style-name="P23">bliver nu skrevet ud i DCElements.</text:p>
          </table:table-cell>
          <table:table-cell table:style-name="Tabel2.A2" office:value-type="string">
            <text:p text:style-name="P23">Tidligere blev disse informationer gemt som 3 stk &lt;Note&gt; på &lt;StudyUnit&gt; niveau.</text:p>
          </table:table-cell>
          <table:table-cell table:style-name="Tabel2.A2" office:value-type="string">
            <text:p text:style-name="P23">Mapningen af information er således blevet:</text:p>
            <text:p text:style-name="P23">* Version -&gt; &lt;dc:identifier&gt;</text:p>
            <text:p text:style-name="P23">* Citationer -&gt; &lt;dc:source&gt;</text:p>
            <text:p text:style-name="P23">* Funding -&gt; &lt;dc:relation&gt;</text:p>
          </table:table-cell>
          <table:table-cell table:style-name="Tabel2.F2" office:value-type="string">
            <text:p text:style-name="P20"/>
          </table:table-cell>
        </table:table-row>
        <table:table-row>
          <table:table-cell table:style-name="Tabel2.A2" office:value-type="string">
            <text:p text:style-name="P29">3</text:p>
          </table:table-cell>
          <table:table-cell table:style-name="Tabel2.A2" office:value-type="string">
            <text:p text:style-name="P32">Opg 2:</text:p>
            <text:p text:style-name="P30">QuestionText gentages for alle spørgsmål i pgl. Sektion...</text:p>
          </table:table-cell>
          <table:table-cell table:style-name="Tabel2.A2" office:value-type="string">
            <text:p text:style-name="P24">I forbindelse med eksporten er der indført et valg om “Caption” fra en sektion skal være QuestionText for alle variabler i denne sektion.</text:p>
          </table:table-cell>
          <table:table-cell table:style-name="Tabel2.A2" office:value-type="string">
            <text:p text:style-name="P24">Alle variable i EpiData havde deres egen QuestionText givet af variablens “Question” (EpiData term). Denne tekst gengik i DDI både på &lt;Variable&gt; og &lt;QuestionItem&gt;</text:p>
          </table:table-cell>
          <table:table-cell table:style-name="Tabel2.A2" office:value-type="string">
            <text:p text:style-name="P24">Hvis denne option er benytte vil et QuestionText til hver af de variabler der findes i sektionen have samme QuestionText taget fra sektionen “Caption. På hver &lt;Variable&gt; vil “Question” (fra EpiData variablen) stadig fremgå.</text:p>
          </table:table-cell>
          <table:table-cell table:style-name="Tabel2.F2" office:value-type="string">
            <text:p text:style-name="P14"/>
          </table:table-cell>
        </table:table-row>
        <table:table-row>
          <table:table-cell table:style-name="Tabel2.A2" office:value-type="string">
            <text:p text:style-name="P24">3</text:p>
          </table:table-cell>
          <table:table-cell table:style-name="Tabel2.A2" office:value-type="string">
            <text:p text:style-name="P26">Opg 3:</text:p>
            <text:p text:style-name="P25"><text:span text:style-name="T10">O</text:span>mdøbning af variabel navne.</text:p>
          </table:table-cell>
          <table:table-cell table:style-name="Tabel2.A2" office:value-type="string">
            <text:p text:style-name="P24">I forbindelse med eksporten er der indført et valg om at variabler kan omdøbes til at fælles prefix (som std. “V”).</text:p>
          </table:table-cell>
          <table:table-cell table:style-name="Tabel2.A2" office:value-type="string">
            <text:p text:style-name="P24">Alle variabler var eksporteret med deres variabelnavn definet i EpiData projektet.</text:p>
          </table:table-cell>
          <table:table-cell table:style-name="Tabel2.A2" office:value-type="string">
            <text:p text:style-name="P24">Hvis denne option er valg, vil variablerne blive omdøbt med fortløbende nummerering fra 1-&gt;n (eks. V1 -&gt; V10). </text:p>
            <text:p text:style-name="P24">Desuden vil der tilføjes et &lt;UserID&gt; på &lt;Variable&gt; med henvisning til originale variabelnavn <text:span text:style-name="T11">og den specifikke DDA attribut:</text:span></text:p>
            <text:p text:style-name="P36">type="dk.dda.variable.orgvariablename"</text:p>
          </table:table-cell>
          <table:table-cell table:style-name="Tabel2.F2" office:value-type="string">
            <text:p text:style-name="P24">Obs: tilføjelsen af &lt;UsedID&gt; vil kun ske såfremt der reelt er sket en omdøbning af variabelnavnet.</text:p>
            <text:p text:style-name="P24">Dvs. har en bruger selv oprettet variabler med navne der passer til prefixet, vil kun de variabler der ikke passer ind i den sekventielle navngivning blive omdøbt og &lt;UserID&gt; tilføjet.</text:p>
          </table:table-cell>
        </table:table-row>
        <table:table-row>
          <table:table-cell table:style-name="Tabel2.A2" office:value-type="string">
            <text:p text:style-name="P26">3</text:p>
          </table:table-cell>
          <table:table-cell table:style-name="Tabel2.A2" office:value-type="string">
            <text:p text:style-name="P26">Opg 4:</text:p>
            <text:p text:style-name="P26">Tilhørende rapport ved ekportering.</text:p>
          </table:table-cell>
          <table:table-cell table:style-name="Tabel2.A2" office:value-type="string">
            <text:p text:style-name="P26">Alle relevante opgaver til denne opgave er løst i form af rappporter der kan udskrives via “Dokument-&gt;Rapport” systemet.</text:p>
          </table:table-cell>
          <table:table-cell table:style-name="Tabel2.A2" office:value-type="string">
            <text:p text:style-name="P26">N/A</text:p>
          </table:table-cell>
          <table:table-cell table:style-name="Tabel2.A2" office:value-type="string">
            <text:p text:style-name="P17">N/A</text:p>
          </table:table-cell>
          <table:table-cell table:style-name="Tabel2.F2" office:value-type="string">
            <text:p text:style-name="P20">Det er op til brugeren at få udskrivet de korrekte rapporter til dokumentation af datasettet.</text:p>
            <text:p text:style-name="P20"/>
            <text:p text:style-name="P20">Af opgaven drejer det som om hhv.:</text:p>
            <text:p text:style-name="P20">- En valideringsrapport</text:p>
            <text:p text:style-name="P20">- En rapport med beskrivelse af studieinformatio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3-11-20T09:41:55.667268388</meta:creation-date>
    <dc:date>2014-01-03T10:45:16.666799147</dc:date>
    <meta:editing-duration>PT17H38M</meta:editing-duration>
    <meta:editing-cycles>22</meta:editing-cycles>
    <meta:generator>LibreOffice/4.1.3.2$Linux_X86_64 LibreOffice_project/410m0$Build-2</meta:generator>
    <dc:creator>Torsten Christiansen</dc:creator>
    <meta:document-statistic meta:table-count="2" meta:image-count="0" meta:object-count="0" meta:page-count="3" meta:paragraph-count="125" meta:word-count="936" meta:character-count="6072" meta:non-whitespace-character-count="5259"/>
  </office:meta>
</office:document-meta>
</file>